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986in" table:align="left" style:may-break-between-rows="false"/>
    </style:style>
    <style:style style:name="Table1.A" style:family="table-column">
      <style:table-column-properties style:column-width="4.4979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1.2431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xt_20_body">
      <style:text-properties officeooo:rsid="00149a97" officeooo:paragraph-rsid="00149a97"/>
    </style:style>
    <style:style style:name="P2" style:family="paragraph" style:parent-style-name="Text_20_body">
      <style:text-properties officeooo:rsid="00149a97" officeooo:paragraph-rsid="001f3d39"/>
    </style:style>
    <style:style style:name="P3" style:family="paragraph" style:parent-style-name="Text_20_body">
      <style:paragraph-properties fo:margin-left="3.5in" fo:margin-right="0in" fo:margin-top="0in" fo:margin-bottom="0.0972in" loext:contextual-spacing="false" fo:line-height="120%" fo:text-indent="0in" style:auto-text-indent="false">
        <style:tab-stops>
          <style:tab-stop style:position="3in" style:leader-style="solid" style:leader-text="_"/>
        </style:tab-stops>
      </style:paragraph-properties>
      <style:text-properties officeooo:rsid="00149a97" officeooo:paragraph-rsid="00149a97"/>
    </style:style>
    <style:style style:name="P4" style:family="paragraph" style:parent-style-name="Text_20_body">
      <style:paragraph-properties fo:margin-left="3.5in" fo:margin-right="0in" fo:margin-top="0.3299in" fo:margin-bottom="0.1in" loext:contextual-spacing="false" fo:line-height="120%" fo:text-indent="0in" style:auto-text-indent="false"/>
      <style:text-properties officeooo:rsid="00149a97" officeooo:paragraph-rsid="00149a97"/>
    </style:style>
    <style:style style:name="P5" style:family="paragraph" style:parent-style-name="Title">
      <style:paragraph-properties fo:margin-top="0.3299in" fo:margin-bottom="0.3299in" loext:contextual-spacing="false"/>
    </style:style>
    <style:style style:name="P6" style:family="paragraph" style:parent-style-name="Table_20_Contents">
      <style:text-properties officeooo:rsid="00149a97" officeooo:paragraph-rsid="00149a97"/>
    </style:style>
    <style:style style:name="P7" style:family="paragraph" style:parent-style-name="Table_20_Contents">
      <style:paragraph-properties fo:text-align="end" style:justify-single-word="false"/>
      <style:text-properties officeooo:rsid="00149a97" officeooo:paragraph-rsid="00149a97"/>
    </style:style>
    <style:style style:name="P8" style:family="paragraph" style:parent-style-name="Table_20_Contents">
      <style:paragraph-properties fo:text-align="end" style:justify-single-word="false"/>
      <style:text-properties fo:font-weight="bold" officeooo:rsid="00149a97" officeooo:paragraph-rsid="00149a97" style:font-weight-asian="bold" style:font-weight-complex="bold"/>
    </style:style>
    <style:style style:name="P9" style:family="paragraph" style:parent-style-name="Table_20_Contents">
      <style:text-properties officeooo:rsid="001a8506" officeooo:paragraph-rsid="001a8506"/>
    </style:style>
    <style:style style:name="P10" style:family="paragraph" style:parent-style-name="Table_20_Contents">
      <style:text-properties officeooo:rsid="001c4a78" officeooo:paragraph-rsid="001c4a78"/>
    </style:style>
    <style:style style:name="P11" style:family="paragraph" style:parent-style-name="Table_20_Heading">
      <style:paragraph-properties fo:text-align="start" style:justify-single-word="false"/>
      <style:text-properties officeooo:rsid="00149a97" officeooo:paragraph-rsid="00149a97"/>
    </style:style>
    <style:style style:name="P12" style:family="paragraph" style:parent-style-name="Table_20_Heading">
      <style:paragraph-properties fo:text-align="end" style:justify-single-word="false"/>
      <style:text-properties officeooo:rsid="00149a97" officeooo:paragraph-rsid="00149a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2aee"/>
    </style:style>
    <style:style style:name="T3" style:family="text">
      <style:text-properties officeooo:rsid="001a0086"/>
    </style:style>
    <style:style style:name="T4" style:family="text">
      <style:text-properties officeooo:rsid="001a6cde"/>
    </style:style>
    <style:style style:name="T5" style:family="text">
      <style:text-properties officeooo:rsid="001f98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ote</text:p>
      <text:p text:style-name="P1"><text:span text:style-name="T1">From</text:span>:<text:tab/><text:tab/>{Licensor Name}<text:line-break/><text:tab/><text:tab/>{Licensor Address}<text:line-break/><text:tab/><text:tab/>{Licensor Phone}<text:line-break/><text:tab/><text:tab/>{Licensor E-Mail}</text:p>
      <text:p text:style-name="P1"><text:span text:style-name="T1">To</text:span>:<text:tab/><text:tab/>{Licensee Name}<text:line-break/><text:tab/><text:tab/>{Licensee Address}<text:line-break/><text:tab/><text:tab/>{Licensee E-Mail}</text:p>
      <text:p text:style-name="P1"><text:span text:style-name="T1">Number</text:span>: <text:tab/>{Quote Number}</text:p>
      <text:p text:style-name="P1"><text:span text:style-name="T1">Date</text:span>:<text:tab/><text:tab/>{Today's Date}</text:p>
      <text:p text:style-name="P1"><text:span text:style-name="T1">Expired</text:span>:<text:tab/>{30 Calendar Days <text:span text:style-name="T2">from Today's Date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Description</text:p>
            </table:table-cell>
            <table:table-cell table:style-name="Table1.A1" office:value-type="string">
              <text:p text:style-name="P12">Quantity</text:p>
            </table:table-cell>
            <table:table-cell table:style-name="Table1.A1" office:value-type="string">
              <text:p text:style-name="P12">Unit Price</text:p>
            </table:table-cell>
          </table:table-row>
        </table:table-header-rows>
        <table:table-row>
          <table:table-cell table:style-name="Table1.A2" office:value-type="string">
            <text:p text:style-name="P10">Relicensing of the following software project on two-clause BSD License terms:</text:p>
            <text:p text:style-name="P6">Project ID:<text:tab/>{Project ID}</text:p>
            <text:p text:style-name="P6">Description:<text:tab/>{Description}</text:p>
            <text:p text:style-name="P6">Repository:<text:tab/>{Repository}</text:p>
            <text:p text:style-name="P9">Effective:<text:tab/>Date the purchase order is received</text:p>
            <text:p text:style-name="P6">Terms:<text:tab/><text:tab/>Current License <text:span text:style-name="T5">Zero Relicense Agreement</text:span></text:p>
            <text:p text:style-name="P6"><text:tab/><text:tab/>https://licensezero.com/licenses/<text:span text:style-name="T3">relicense</text:span>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$X,XXX.XX</text:p>
          </table:table-cell>
        </table:table-row>
        <table:table-row>
          <table:table-cell table:style-name="Table1.A3" table:number-columns-spanned="2" office:value-type="string">
            <text:p text:style-name="P8">Total</text:p>
          </table:table-cell>
          <table:covered-table-cell/>
          <table:table-cell table:style-name="Table1.A3" office:value-type="string">
            <text:p text:style-name="P7">$X,XXX.XX</text:p>
          </table:table-cell>
        </table:table-row>
      </table:table>
      <text:p text:style-name="P1"/>
      <text:p text:style-name="P2">Send purchase order <text:span text:style-name="T4">and payment </text:span>to the address above.</text:p>
      <text:p text:style-name="P4">Sincerely,</text:p>
      <text:p text:style-name="P3"><text:line-break/><text:line-break/><text:tab/>{Licensor 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2:15:11.485503333</meta:creation-date>
    <dc:date>2018-06-26T20:45:52.999734395</dc:date>
    <meta:editing-duration>PT19M27S</meta:editing-duration>
    <meta:editing-cycles>13</meta:editing-cycles>
    <meta:generator>LibreOffice/5.2.7.2$Linux_X86_64 LibreOffice_project/20m0$Build-2</meta:generator>
    <meta:document-statistic meta:table-count="1" meta:image-count="0" meta:object-count="0" meta:page-count="1" meta:paragraph-count="23" meta:word-count="83" meta:character-count="661" meta:non-whitespace-character-count="581"/>
  </office:meta>
</office:document-meta>
</file>